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language="en" fo:country="GB"/>
    </style:style>
    <style:style style:name="T10" style:parent-style-name="Internetlink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bg" fo:country="BG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Internetlink" style:family="text">
      <style:text-properties fo:language="en" fo:country="GB"/>
    </style:style>
    <style:style style:name="T19" style:parent-style-name="Internetlink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P24" style:parent-style-name="Standard" style:family="paragraph">
      <style:text-properties fo:language="bg" fo:country="BG"/>
    </style:style>
    <style:style style:name="T25" style:parent-style-name="Hyperlink" style:family="text">
      <style:text-properties fo:language="bg" fo:country="BG"/>
    </style:style>
    <style:style style:name="T26" style:parent-style-name="DefaultParagraphFont" style:family="text">
      <style:text-properties fo:language="bg" fo:country="BG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bg" fo:country="BG"/>
    </style:style>
    <style:style style:name="P30" style:parent-style-name="Standard" style:family="paragraph">
      <style:text-properties fo:language="bg" fo:country="BG"/>
    </style:style>
    <style:style style:name="P31" style:parent-style-name="Standard" style:family="paragraph"/>
    <style:style style:name="T32" style:parent-style-name="Hyperlink" style:family="text">
      <style:text-properties fo:language="bg" fo:country="BG"/>
    </style:style>
    <style:style style:name="P33" style:parent-style-name="Standard" style:family="paragraph"/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T37" style:parent-style-name="Hyperlink" style:family="text">
      <style:text-properties fo:language="bg" fo:country="BG"/>
    </style:style>
    <style:style style:name="P38" style:parent-style-name="Standard" style:family="paragraph"/>
    <style:style style:name="T39" style:parent-style-name="Hyperlink" style:family="text">
      <style:text-properties fo:language="bg" fo:country="BG"/>
    </style:style>
    <style:style style:name="T40" style:parent-style-name="DefaultParagraphFont" style:family="text">
      <style:text-properties fo:language="bg" fo:country="BG"/>
    </style:style>
    <style:style style:name="T41" style:parent-style-name="DefaultParagraphFont" style:family="text">
      <style:text-properties fo:language="en" fo:country="GB"/>
    </style:style>
    <style:style style:name="T42" style:parent-style-name="DefaultParagraphFont" style:family="text">
      <style:text-properties fo:language="bg" fo:country="BG"/>
    </style:style>
    <style:style style:name="P43" style:parent-style-name="Standard" style:family="paragraph"/>
    <style:style style:name="T44" style:parent-style-name="Hyperlink" style:family="text">
      <style:text-properties fo:language="bg" fo:country="BG"/>
    </style:style>
    <style:style style:name="T45" style:parent-style-name="Hyperlink" style:family="text">
      <style:text-properties fo:language="bg" fo:country="BG"/>
    </style:style>
    <style:style style:name="P46" style:parent-style-name="Standard" style:family="paragraph"/>
    <style:style style:name="T47" style:parent-style-name="Hyperlink" style:family="text">
      <style:text-properties fo:language="bg" fo:country="BG"/>
    </style:style>
    <style:style style:name="T48" style:parent-style-name="DefaultParagraphFont" style:family="text">
      <style:text-properties fo:language="bg" fo:country="BG"/>
    </style:style>
    <style:style style:name="P49" style:parent-style-name="Standard" style:family="paragraph"/>
    <style:style style:name="T50" style:parent-style-name="Hyperlink" style:family="text">
      <style:text-properties fo:language="bg" fo:country="BG"/>
    </style:style>
    <style:style style:name="T51" style:parent-style-name="Hyperlink" style:family="text">
      <style:text-properties fo:language="bg" fo:country="BG"/>
    </style:style>
    <style:style style:name="P52" style:parent-style-name="Standard" style:family="paragraph"/>
    <style:style style:name="T53" style:parent-style-name="DefaultParagraphFont" style:family="text">
      <style:text-properties fo:language="bg" fo:country="BG"/>
    </style:style>
    <style:style style:name="T54" style:parent-style-name="Hyperlink" style:family="text">
      <style:text-properties fo:language="bg" fo:country="BG"/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language="bg" fo:country="BG"/>
    </style:style>
    <style:style style:name="T57" style:parent-style-name="DefaultParagraphFont" style:family="text">
      <style:text-properties fo:language="en" fo:country="GB"/>
    </style:style>
    <style:style style:name="T58" style:parent-style-name="DefaultParagraphFont" style:family="text">
      <style:text-properties fo:language="bg" fo:country="BG"/>
    </style:style>
    <style:style style:name="P59" style:parent-style-name="Standard" style:family="paragraph"/>
    <style:style style:name="T60" style:parent-style-name="DefaultParagraphFont" style:family="text">
      <style:text-properties fo:language="bg" fo:country="BG"/>
    </style:style>
    <style:style style:name="P61" style:parent-style-name="Standard" style:family="paragraph"/>
    <style:style style:name="T62" style:parent-style-name="DefaultParagraphFont" style:family="text">
      <style:text-properties fo:language="bg" fo:country="BG"/>
    </style:style>
    <style:style style:name="P63" style:parent-style-name="Standard" style:family="paragraph"/>
    <style:style style:name="T64" style:parent-style-name="Hyperlink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/>
    <style:style style:name="T69" style:parent-style-name="Hyperlink" style:family="text">
      <style:text-properties fo:language="en" fo:country="GB"/>
    </style:style>
    <style:style style:name="T70" style:parent-style-name="Hyperlink" style:family="text">
      <style:text-properties fo:language="en" fo:country="GB"/>
    </style:style>
    <style:style style:name="T71" style:parent-style-name="DefaultParagraphFont" style:family="text">
      <style:text-properties fo:language="en" fo:country="GB"/>
    </style:style>
    <style:style style:name="T72" style:parent-style-name="DefaultParagraphFont" style:family="text">
      <style:text-properties fo:language="bg" fo:country="BG"/>
    </style:style>
    <style:style style:name="P73" style:parent-style-name="Standard" style:family="paragraph"/>
    <style:style style:name="T74" style:parent-style-name="Hyperlink" style:family="text">
      <style:text-properties fo:language="en" fo:country="GB"/>
    </style:style>
    <style:style style:name="T75" style:parent-style-name="DefaultParagraphFont" style:family="text">
      <style:text-properties fo:language="en" fo:country="GB"/>
    </style:style>
    <style:style style:name="T76" style:parent-style-name="DefaultParagraphFont" style:family="text">
      <style:text-properties fo:language="bg" fo:country="BG"/>
    </style:style>
    <style:style style:name="T77" style:parent-style-name="DefaultParagraphFont" style:family="text">
      <style:text-properties fo:language="en" fo:country="GB"/>
    </style:style>
    <style:style style:name="T78" style:parent-style-name="DefaultParagraphFont" style:family="text">
      <style:text-properties fo:language="bg" fo:country="BG"/>
    </style:style>
    <style:style style:name="P79" style:parent-style-name="Standard" style:family="paragraph"/>
    <style:style style:name="T80" style:parent-style-name="DefaultParagraphFont" style:family="text">
      <style:text-properties fo:language="bg" fo:country="BG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DefaultParagraphFont" style:family="text">
      <style:text-properties fo:language="bg" fo:country="BG"/>
    </style:style>
    <style:style style:name="T84" style:parent-style-name="DefaultParagraphFont" style:family="text">
      <style:text-properties fo:language="en" fo:country="GB"/>
    </style:style>
    <style:style style:name="P85" style:parent-style-name="Standard" style:family="paragraph"/>
    <style:style style:name="T86" style:parent-style-name="DefaultParagraphFont" style:family="text">
      <style:text-properties fo:language="bg" fo:country="BG"/>
    </style:style>
    <style:style style:name="P87" style:parent-style-name="Standard" style:family="paragraph"/>
    <style:style style:name="T88" style:parent-style-name="DefaultParagraphFont" style:family="text">
      <style:text-properties fo:language="bg" fo:country="BG"/>
    </style:style>
    <style:style style:name="T89" style:parent-style-name="DefaultParagraphFont" style:family="text">
      <style:text-properties fo:language="en" fo:country="GB"/>
    </style:style>
    <style:style style:name="T90" style:parent-style-name="DefaultParagraphFont" style:family="text">
      <style:text-properties fo:language="bg" fo:country="BG"/>
    </style:style>
    <style:style style:name="T91" style:parent-style-name="DefaultParagraphFont" style:family="text">
      <style:text-properties fo:language="en" fo:country="GB"/>
    </style:style>
    <style:style style:name="P92" style:parent-style-name="Standard" style:family="paragraph"/>
    <style:style style:name="T93" style:parent-style-name="DefaultParagraphFont" style:family="text">
      <style:text-properties fo:language="bg" fo:country="BG"/>
    </style:style>
    <style:style style:name="T94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7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8">https://fabscanpi-serve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9">20.07</text:p>
      <text:p text:style-name="Standard"><text:a xlink:href="https://www.jetbrains.com/help/pycharm/creating-web-application-with-flask.html#create-application" office:target-frame-name="_top" xlink:show="replace"><text:span text:style-name="T10">https://www.jetbrains.com/help/pycharm/creating-web-application-with-flask.html#create-application</text:span></text:a><text:span text:style-name="T11"><text:s/>–<text:s/></text:span><text:span text:style-name="T12">Инструкция за създаване на освновно<text:s/></text:span><text:span text:style-name="T13">web app<text:s/></text:span><text:span text:style-name="T14">с<text:s/></text:span><text:span text:style-name="T15">Flask<text:s/></text:span><text:span text:style-name="T16">в<text:s/></text:span><text:span text:style-name="T17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18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19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0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1">https://www.rototron.info/raspberry-pi-stepper-motor-t</text:span><text:span text:style-name="T22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3">https://kalitut.com/raspberry-pi-hdmi-port/</text:span></text:a><text:s/>- Контрол на HDMI порт</text:p>
      <text:p text:style-name="P24">02.08</text:p>
      <text:p text:style-name="Standard"><text:a xlink:href="https://onlinelibrary.wiley.com/doi/epdf/10.1002/047134608X.W8298" office:target-frame-name="_top" xlink:show="replace"><text:span text:style-name="T25">https://onlinelibrary.wiley.com/doi/epdf/10.1002/047134608X.W8298</text:span></text:a><text:span text:style-name="T26"><text:s/>- Статия от 2016 за Техники и приложения за 3</text:span><text:span text:style-name="T27">D<text:s/></text:span><text:span text:style-name="T28">сканирането със структурирана<text:s/></text:span><text:span text:style-name="T29">светлина</text:span></text:p>
      <text:p text:style-name="Standard">14.09</text:p>
      <text:p text:style-name="P30">Полезни линкова за четене:</text:p>
      <text:list text:style-name="LFO2" text:continue-numbering="true">
        <text:list-item>
          <text:p text:style-name="P31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2">htt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3"><text:a xlink:href="https://githubmemory.com/repo/ljthink/gray-code-structured-light" office:target-frame-name="_top" xlink:show="replace"><text:span text:style-name="T34">https://githubmemory.com/repo/ljthink/gray-code-structured-light</text:span></text:a></text:p>
        </text:list-item>
        <text:list-item>
          <text:p text:style-name="P35"><text:a xlink:href="https://docs.opencv.org/3.4/d3/d81/tutorial_structured_light.html" office:target-frame-name="_top" xlink:show="replace"><text:span text:style-name="T36">https://docs.opencv.org/3.4</text:span><text:span text:style-name="T37">/d3/d81/tutorial_structured_light.html</text:span></text:a></text:p>
        </text:list-item>
        <text:list-item>
          <text:p text:style-name="P38"><text:a xlink:href="https://github.com/jhdewitt/sltk" office:target-frame-name="_top" xlink:show="replace"><text:span text:style-name="T39">https://github.com/jhdewitt/sltk</text:span></text:a><text:s/>-<text:s/><text:span text:style-name="T40">Хубаво разбиване на задачата</text:span><text:span text:style-name="T41">.<text:s/></text:span><text:span text:style-name="T42">Хубав код</text:span></text:p>
        </text:list-item>
        <text:list-item>
          <text:p text:style-name="P43"><text:a xlink:href="https://docs.opencv.org/4.5.0/d6/d00/tutorial_py_root.html" office:target-frame-name="_top" xlink:show="replace"><text:span text:style-name="T44">https://docs.ope</text:span><text:span text:style-name="T45">ncv.org/4.5.0/d6/d00/tutorial_py_root.html</text:span></text:a></text:p>
        </text:list-item>
        <text:list-item>
          <text:p text:style-name="P46"><text:a xlink:href="https://docs.opencv.org/4.5.0/d9/db7/tutorial_py_table_of_contents_calib3d.html" office:target-frame-name="_top" xlink:show="replace"><text:span text:style-name="T47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48">скенер със структурирана светлина</text:span></text:p>
      <text:list text:style-name="LFO3" text:continue-numbering="true">
        <text:list-item>
          <text:p text:style-name="P49"><text:a xlink:href="http://mesh.brown.edu/byo3d/index.html" office:target-frame-name="_top" xlink:show="replace"><text:span text:style-name="T50">http://mesh.</text:span><text:span text:style-name="T51">brown.edu/byo3d/index.html</text:span></text:a></text:p>
          <text:list text:continue-numbering="true">
            <text:list-item>
              <text:p text:style-name="P52"><text:a xlink:href="http://mesh.brown.edu/byo3d/slides.html" office:target-frame-name="_top" xlink:show="replace"><text:span text:style-name="Hyperlink">http://mesh.brown.edu/byo3d/slides.html</text:span></text:a><text:s/><text:span text:style-name="T53">и<text:s/></text:span><text:a xlink:href="http://mesh.brown.edu/byo3d/source.html" office:target-frame-name="_top" xlink:show="replace"><text:span text:style-name="T54">http://mesh.brown.edu/byo3d/source.html</text:span></text:a><text:span text:style-name="T55"><text:s/>-<text:s/></text:span><text:span text:style-name="T56">Слайдове и код за създаване на 3</text:span><text:span text:style-name="T57">d<text:s/></text:span><text:span text:style-name="T58">скенер</text:span></text:p>
            </text:list-item>
            <text:list-item>
              <text:p text:style-name="P59"><text:a xlink:href="http://mesh.brown.edu/byo3d/links.html" office:target-frame-name="_top" xlink:show="replace"><text:span text:style-name="Hyperlink">http://mesh.brown.edu/byo3d/links.html</text:span></text:a><text:s/>-<text:s/><text:span text:style-name="T60">Полезни линкове</text:span></text:p>
              <text:list text:continue-numbering="true">
                <text:list-item>
                  <text:p text:style-name="P61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2"><text:s/>– Направа на въртяща се маса</text:span></text:p>
                </text:list-item>
              </text:list>
            </text:list-item>
          </text:list>
        </text:list-item>
        <text:list-item>
          <text:p text:style-name="P63"><text:a xlink:href="https://www.osapublishing.org/aop/fulltext.cfm?uri=aop-3-2-128&amp;id=211561" office:target-frame-name="_top" xlink:show="replace"><text:span text:style-name="T64">https://www.osapublishing.org/aop/fulltext.cfm?uri=aop-3-2-128&amp;id=211561</text:span></text:a></text:p>
        </text:list-item>
        <text:list-item>
          <text:p text:style-name="P65"><text:a xlink:href="https://www.sciencedirect.com/topics/computer-science/unwrapped-phase" office:target-frame-name="_top" xlink:show="replace"><text:span text:style-name="T66">https://www.sciencedirect.com/topics/computer-science/unwrapped-phase</text:span></text:a></text:p>
        </text:list-item>
      </text:list>
      <text:p text:style-name="P67">21.09</text:p>
      <text:list text:style-name="LFO4" text:continue-numbering="true">
        <text:list-item>
          <text:p text:style-name="P68"><text:a xlink:href="https://www.geeksforgeeks.org/camera-calibration-with-python-opencv/?fbclid=IwAR3lxO_rFUG5gZ2CI0fa3nKHBiy2xmJ9nBN9tCSWQG6Uve3B1ejKx7UFUic" office:target-frame-name="_top" xlink:show="replace"><text:span text:style-name="T69">https://www.geeksforgeeks.org/camera-calibration-with-python-opencv/?fbclid=IwAR3lxO_rFUG5gZ2CI0fa3nKHBiy2xmJ9nBN9tC</text:span><text:span text:style-name="T70">SWQG6Uve3B1ejKx7UFUic</text:span></text:a><text:span text:style-name="T71"><text:s/>–<text:s/></text:span><text:span text:style-name="T72">калибриране на камера</text:span></text:p>
        </text:list-item>
        <text:list-item>
          <text:p text:style-name="P73"><text:a xlink:href="https://docs.opencv.org/3.4.15/dc/dbb/tutorial_py_calibration.html" office:target-frame-name="_top" xlink:show="replace"><text:span text:style-name="T74">https://docs.opencv.org/3.4.15/dc/dbb/tutorial_py_calibration.html</text:span></text:a><text:span text:style-name="T75"><text:s/>-<text:s/></text:span><text:span text:style-name="T76">калибриране на камера</text:span><text:span text:style-name="T77"><text:s/>opencv<text:s/></text:span><text:span text:style-name="T78">документация</text:span></text:p>
        </text:list-item>
        <text:list-item>
          <text:p text:style-name="P79"><text:a xlink:href="https://learnopencv.com/camera-calibration-using-opencv/" office:target-frame-name="_top" xlink:show="replace"><text:span text:style-name="T80">https://learnopencv.com/camera-calibration-using-opencv/</text:span></text:a><text:span text:style-name="T81"><text:s/>- хубаво описание за калибрира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2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-from-discrete-pixel-values-in-python</text:span></text:a><text:s/>-<text:s/><text:span text:style-name="T83">как се чертае пиксел по пиксел с<text:s/></text:span><text:span text:style-name="T84">Python</text:span></text:p>
        </text:list-item>
        <text:list-item>
          <text:p text:style-name="P85"><text:a xlink:href="http://eia.udg.es/~qsalvi/Tutorial_Coded_Light_Projection_Techniques_archivos/frame.html?fbclid=IwAR2FJIIwI_Z1wIgaZLrNMiDOzVEQ7I1bG-A7zP6aZsOMaOCpSxkYL154Y0A" office:target-frame-name="_top" xlink:show="replace"><text:span text:style-name="Hyperlink">http://eia.udg.es/~qsalvi/Tutorial_Coded_Light_Projection_Techniques_archivos/frame.html?fbclid=IwAR2FJIIwI_Z1wIgaZLrNMiDOzVEQ7I1bG-A7zP6aZsOMaOCpSxkYL154Y0A</text:span></text:a><text:s/>–<text:s/><text:span text:style-name="T86">Разглеждане на различните подходи за структурирана светлина.</text:span></text:p>
        </text:list-item>
        <text:list-item>
          <text:p text:style-name="P87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TMJ-ZXvUutX6jjGRtf77J9tUztOdnpSV121e96zB-srGZk</text:span></text:a><text:span text:style-name="T88"><text:s/>–<text:s/></text:span><text:span text:style-name="T89">Field of View<text:s/></text:span><text:span text:style-name="T90">на<text:s/></text:span><text:span text:style-name="T91">Pi Camera</text:span></text:p>
        </text:list-item>
        <text:list-item>
          <text:p text:style-name="P92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3">Трудове на<text:s/></text:span>Song Zhang<text:span text:style-name="T94">, който доста изследва сканирането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tsa Emilova Venchova</meta:initial-creator>
    <dc:creator>Elitsa Venchova</dc:creator>
    <meta:creation-date>2021-08-02T09:29:00Z</meta:creation-date>
    <dc:date>2021-12-02T07:19:00Z</dc:date>
    <meta:template xlink:href="Normal" xlink:type="simple"/>
    <meta:editing-cycles>15</meta:editing-cycles>
    <meta:editing-duration>PT2448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4" meta:word-count="1106" meta:character-count="7397" meta:row-count="52" meta:non-whitespace-character-count="6305"/>
  </office:meta>
</office:document-meta>
</file>